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6pt" fo:font-weight="bold" style:font-name-asian="TrebuchetMS" style:font-size-asian="16pt" style:font-weight-asian="bold" style:font-name-complex="TrebuchetMS" style:font-size-complex="16pt" style:font-weight-complex="bold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5" style:family="paragraph" style:parent-style-name="Standard" style:list-style-name="">
      <style:paragraph-properties style:text-autospace="none"/>
      <style:text-properties fo:font-size="16pt" style:font-size-asian="16pt" style:font-size-complex="16pt"/>
    </style:style>
    <style:style style:name="P6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P7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1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2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2f2f2f" style:font-name="ArialMT" fo:font-size="10pt" style:font-name-asian="ArialMT" style:font-size-asian="10pt" style:font-name-complex="ArialM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ney Vanilla Pound Cake</text:p>
      <text:p text:style-name="P1"><text:span text:style-name="T4">Makes:</text:span></text:p>
      <text:p text:style-name="P3">one 8-inch loaf</text:p>
      <text:p text:style-name="P3"/>
      <text:p text:style-name="P2">Ingredients</text:p>
      <text:p text:style-name="P7">1/2 pound (2 sticks) unsalted butter, at cool room temperature</text:p>
      <text:p text:style-name="P7">1 1/4 cups sugar</text:p>
      <text:p text:style-name="P7">4 extra-large eggs, at room temperature</text:p>
      <text:p text:style-name="P7">2 tablespoons honey</text:p>
      <text:p text:style-name="P7">2 teaspoons pure vanilla extract</text:p>
      <text:p text:style-name="P7">1 teaspoon grated lemon zest</text:p>
      <text:p text:style-name="P7">2 cups sifted cake flour</text:p>
      <text:p text:style-name="P7">1 teaspoon kosher salt</text:p>
      <text:p text:style-name="P7">1/2 teaspoon baking powder</text:p>
      <text:p text:style-name="P2">Directions</text:p>
      <text:p text:style-name="P6">Preheat the oven to 350 degrees. Grease the bottom of an 8 1/2 x 4 1/2 x 2 1/2-inch loaf pan. Line the bottom with parchment paper, then grease and flour the pan.</text:p>
      <text:p text:style-name="P6"/>
      <text:p text:style-name="P6">In the bowl of an electric mixer fitted with the paddle attachment, cream the butter and sugar on medium speed for 3 to 4 minutes, until light. Meanwhile, put the eggs, honey, vanilla, and lemon zest in a glass measuring cup but do not combine. With the mixer on medium-low speed, add the egg mixture, one egg at a time, scraping down the bowl and allowing each egg to become incorporated before adding the next egg.</text:p>
      <text:p text:style-name="P6"/>
      <text:p text:style-name="P5"><text:span text:style-name="T1">Sift together the flour, salt, and baking powder. With the mixer on low speed, add it slowly to the batter until just combined. Finish mixing the batter with a rubber spatula and pour it into the prepared pan. Smooth the top. Bake for 50 to 60 minutes, until a toothpick inserted in the center comes out clean. Cool for 15 minutes, turn out onto a baking rack, and cool complet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6T13:51:40</meta:creation-date>
    <meta:document-statistic meta:table-count="0" meta:image-count="0" meta:object-count="0" meta:page-count="1" meta:paragraph-count="17" meta:word-count="235" meta:character-count="1293"/>
    <dc:date>2011-08-06T13:54:03</dc:date>
    <dc:creator>Robert Houk</dc:creator>
    <meta:editing-duration>PT00H02M23S</meta:editing-duration>
    <meta:editing-cycles>1</meta:editing-cycles>
    <meta:generator>OpenOffice.org/3.2$Unix OpenOffice.org_project/320m18$Build-9502</meta:generator>
  </office:meta>
</office:document-meta>
</file>